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767f5" officeooo:paragraph-rsid="000767f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You have a user class with -userId: string</text:p>
      <text:p text:style-name="P1">-password: string</text:p>
      <text:p text:style-name="P1">-loginStatus: string</text:p>
      <text:p text:style-name="P1">-registerDate: date +verifyLogin(): bool</text:p>
      <text:p text:style-name="P1"/>
      <text:p text:style-name="P1">custormer class inherits from user</text:p>
      <text:p text:style-name="P1">-customerName: string</text:p>
      <text:p text:style-name="P1">-address: string</text:p>
      <text:p text:style-name="P1">-email: string</text:p>
      <text:p text:style-name="P1">-creditCardInfo: string</text:p>
      <text:p text:style-name="P1">-shippingInfo: string</text:p>
      <text:p text:style-name="P1">-accountBalance: float</text:p>
      <text:p text:style-name="P1">+register()</text:p>
      <text:p text:style-name="P1">+login()</text:p>
      <text:p text:style-name="P1">+updateProfile()</text:p>
      <text:p text:style-name="P1"/>
      <text:p text:style-name="P1">adminstrator class inhartes from user </text:p>
      <text:p text:style-name="P1">adminName: string</text:p>
      <text:p text:style-name="P1">-email: string</text:p>
      <text:p text:style-name="P1">+updateCatalog(): bool</text:p>
      <text:p text:style-name="P1"/>
      <text:p text:style-name="P1">shopping cart class that is composed of one customer </text:p>
      <text:p text:style-name="P1">cartId: int</text:p>
      <text:p text:style-name="P1">-productID: int</text:p>
      <text:p text:style-name="P1">-quantity: int</text:p>
      <text:p text:style-name="P1">-dateAdded: int</text:p>
      <text:p text:style-name="P1"/>
      <text:p text:style-name="P1">order class composed of one customer</text:p>
      <text:p text:style-name="P1">-orderId: int</text:p>
      <text:p text:style-name="P1">-dateCreated: string</text:p>
      <text:p text:style-name="P1">-dateShipped: string</text:p>
      <text:p text:style-name="P1">-customerName: string</text:p>
      <text:p text:style-name="P1">-customerId: string</text:p>
      <text:p text:style-name="P1">-status: string</text:p>
      <text:p text:style-name="P1">-shippingId: string</text:p>
      <text:p text:style-name="P1">+placeOrder()</text:p>
      <text:p text:style-name="P1"/>
      <text:p text:style-name="P1">a shipping info class composed of one order</text:p>
      <text:p text:style-name="P1">-shippingId: int</text:p>
      <text:p text:style-name="P1">-shippingType: string</text:p>
      <text:p text:style-name="P1">-shippingCost: int</text:p>
      <text:p text:style-name="P1">-shippingRegionId: int</text:p>
      <text:p text:style-name="P1">+updateShippingInfo()</text:p>
      <text:p text:style-name="P1"/>
      <text:p text:style-name="P1">a order details class composed of one order</text:p>
      <text:p text:style-name="P1">-orderId:int</text:p>
      <text:p text:style-name="P1">-productId: int</text:p>
      <text:p text:style-name="P1">-productName: string</text:p>
      <text:p text:style-name="P1">-quantity: int</text:p>
      <text:p text:style-name="P1"><text:soft-page-break/>-unitCost: float</text:p>
      <text:p text:style-name="P1">-subtotal: float</text:p>
      <text:p text:style-name="P1">+calcPrice()</text:p>
      <text:p text:style-name="P1"/>
      <text:p text:style-name="P1">What are the different functions of the online storefront? How are they represented in this type of model?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3T13:43:41.294541079</meta:creation-date>
    <dc:date>2023-09-23T16:03:14.680637448</dc:date>
    <meta:editing-duration>PT1H59M43S</meta:editing-duration>
    <meta:editing-cycles>1</meta:editing-cycles>
    <meta:document-statistic meta:table-count="0" meta:image-count="0" meta:object-count="0" meta:page-count="2" meta:paragraph-count="47" meta:word-count="140" meta:character-count="1075" meta:non-whitespace-character-count="980"/>
    <meta:generator>LibreOffice/7.3.7.2$Linux_X86_64 LibreOffice_project/30$Build-2</meta:generator>
  </office:meta>
</office:document-meta>
</file>